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5300000253E68738C67B43EFD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06cm" svg:height="11.806cm" svg:x="5.08cm" svg:y="9.234cm">
          <draw:image xlink:href="Pictures/100000000000025300000253E68738C67B43EF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09:12.157454624</meta:creation-date>
    <dc:date>2018-04-27T16:09:25.759639053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